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fo:min-height="0.48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4.5cm" svg:height="1cm" svg:x="1cm" svg:y="1cm">
          <draw:text-box>
            <text:p>Async Server</text:p>
          </draw:text-box>
        </draw:frame>
        <draw:frame draw:style-name="gr2" draw:layer="layout" svg:width="2.86cm" svg:height="0.963cm" svg:x="0.7cm" svg:y="2.519cm">
          <draw:text-box>
            <text:p>Request</text:p>
          </draw:text-box>
        </draw:frame>
        <draw:frame draw:style-name="gr3" draw:id="id2" draw:layer="layout" svg:width="10.81cm" svg:height="0.963cm" svg:x="12.281cm" svg:y="5.132cm">
          <draw:text-box>
            <text:p>ReceiveSocketDataCallback (Async)</text:p>
          </draw:text-box>
        </draw:frame>
        <draw:line draw:style-name="gr4" draw:text-style-name="P1" draw:layer="layout" svg:x1="8.8cm" svg:y1="3cm" svg:x2="11.8cm" svg:y2="3cm">
          <text:p/>
        </draw:line>
        <draw:frame draw:style-name="gr2" draw:id="id6" draw:layer="layout" svg:width="7.868cm" svg:height="0.963cm" svg:x="0.794cm" svg:y="5.132cm">
          <draw:text-box>
            <text:p>Create Socket Information</text:p>
          </draw:text-box>
        </draw:frame>
        <draw:line draw:style-name="gr4" draw:text-style-name="P1" draw:layer="layout" svg:x1="8.8cm" svg:y1="5.613cm" svg:x2="11.8cm" svg:y2="5.613cm">
          <text:p/>
        </draw:line>
        <draw:frame draw:style-name="gr5" draw:id="id5" draw:layer="layout" svg:width="11.109cm" svg:height="0.963cm" svg:x="12.391cm" svg:y="2.519cm">
          <draw:text-box>
            <text:p>OnClientConnectCallback (Async)</text:p>
          </draw:text-box>
        </draw:frame>
        <draw:frame draw:style-name="gr2" draw:id="id4" draw:layer="layout" svg:width="7.195cm" svg:height="0.963cm" svg:x="0.794cm" svg:y="9.5cm">
          <draw:text-box>
            <text:p>Check if contains Head </text:p>
          </draw:text-box>
        </draw:frame>
        <draw:connector draw:style-name="gr4" draw:text-style-name="P1" draw:layer="layout" draw:type="curve" draw:line-skew="-0.745cm" svg:x1="4.5cm" svg:y1="10.463cm" svg:x2="23.091cm" svg:y2="5.613cm" draw:start-shape="id1" draw:start-glue-point="0" draw:end-shape="id2" draw:end-glue-point="1" svg:d="m4500 10463c27520 0 18225-4850 18591-4850">
          <text:p/>
        </draw:connector>
        <draw:frame draw:style-name="gr2" draw:layer="layout" svg:width="1.205cm" svg:height="0.963cm" svg:x="21.5cm" svg:y="9.5cm">
          <draw:text-box>
            <text:p>no</text:p>
          </draw:text-box>
        </draw:frame>
        <draw:frame draw:style-name="gr2" draw:layer="layout" svg:width="11.056cm" svg:height="0.963cm" svg:x="0.8cm" svg:y="12.963cm">
          <draw:text-box>
            <text:p>Analyse Head (Read Content Length)</text:p>
          </draw:text-box>
        </draw:frame>
        <draw:line draw:style-name="gr4" draw:text-style-name="P1" draw:id="id1" draw:layer="layout" svg:x1="4.5cm" svg:y1="10.463cm" svg:x2="4.5cm" svg:y2="12.463cm">
          <text:p/>
        </draw:line>
        <draw:frame draw:style-name="gr2" draw:layer="layout" svg:width="1.48cm" svg:height="0.963cm" svg:x="4.5cm" svg:y="11cm">
          <draw:text-box>
            <text:p>yes</text:p>
          </draw:text-box>
        </draw:frame>
        <draw:line draw:style-name="gr4" draw:text-style-name="P1" draw:id="id3" draw:layer="layout" svg:x1="4.5cm" svg:y1="14.463cm" svg:x2="4.5cm" svg:y2="15.963cm">
          <text:p/>
        </draw:line>
        <draw:frame draw:style-name="gr2" draw:layer="layout" svg:width="9.202cm" svg:height="0.963cm" svg:x="0.798cm" svg:y="17.037cm">
          <draw:text-box>
            <text:p>Check if all Content is received</text:p>
          </draw:text-box>
        </draw:frame>
        <draw:connector draw:style-name="gr4" draw:text-style-name="P1" draw:layer="layout" draw:type="curve" draw:line-skew="0.755cm" svg:x1="4.5cm" svg:y1="14.463cm" svg:x2="23.091cm" svg:y2="5.613cm" draw:start-shape="id3" draw:start-glue-point="0" draw:end-shape="id2" draw:end-glue-point="1" svg:d="m4500 14463c29770 0 20475-8850 18591-8850">
          <text:p/>
        </draw:connector>
        <draw:frame draw:style-name="gr2" draw:layer="layout" svg:width="1.205cm" svg:height="0.963cm" svg:x="23.295cm" svg:y="13.5cm">
          <draw:text-box>
            <text:p>no</text:p>
          </draw:text-box>
        </draw:frame>
        <draw:line draw:style-name="gr4" draw:text-style-name="P1" draw:id="id7" draw:layer="layout" svg:x1="4.3cm" svg:y1="18cm" svg:x2="4.3cm" svg:y2="19.5cm">
          <text:p/>
        </draw:line>
        <draw:frame draw:style-name="gr2" draw:layer="layout" svg:width="1.48cm" svg:height="0.963cm" svg:x="4.5cm" svg:y="14.537cm">
          <draw:text-box>
            <text:p>yes</text:p>
          </draw:text-box>
        </draw:frame>
        <draw:frame draw:style-name="gr2" draw:layer="layout" svg:width="1.48cm" svg:height="0.963cm" svg:x="4.3cm" svg:y="18.5cm">
          <draw:text-box>
            <text:p>yes</text:p>
          </draw:text-box>
        </draw:frame>
        <draw:frame draw:style-name="gr2" draw:layer="layout" svg:width="10.391cm" svg:height="0.963cm" svg:x="0.7cm" svg:y="19.337cm">
          <draw:text-box>
            <text:p>Set Data to Webinterface Singelton</text:p>
          </draw:text-box>
        </draw:frame>
        <draw:connector draw:style-name="gr4" draw:text-style-name="P1" draw:layer="layout" draw:type="curve" svg:x1="17.686cm" svg:y1="6.095cm" svg:x2="4.391cm" svg:y2="9.5cm" draw:start-shape="id2" draw:start-glue-point="2" draw:end-shape="id4" svg:d="m17686 6095c0 2554-13295 852-13295 3405">
          <text:p/>
        </draw:connector>
        <draw:connector draw:style-name="gr4" draw:text-style-name="P1" draw:layer="layout" draw:type="curve" svg:x1="17.945cm" svg:y1="3.482cm" svg:x2="4.728cm" svg:y2="5.132cm" draw:start-shape="id5" draw:start-glue-point="2" draw:end-shape="id6" svg:d="m17945 3482c0 1237-13217 413-13217 1650">
          <text:p/>
        </draw:connector>
        <draw:connector draw:style-name="gr4" draw:text-style-name="P1" draw:layer="layout" draw:type="curve" draw:line-skew="1.96cm" svg:x1="4.3cm" svg:y1="18cm" svg:x2="23.091cm" svg:y2="5.613cm" draw:start-shape="id7" draw:start-glue-point="0" draw:end-shape="id2" draw:end-glue-point="1" svg:d="m4300 18000c31878 0 22482-12387 18791-123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ils Buhlert</meta:initial-creator>
    <meta:creation-date>2010-04-14T17:57:52.73</meta:creation-date>
    <dc:date>2010-04-22T16:10:19.77</dc:date>
    <dc:creator>Nils Buhlert</dc:creator>
    <meta:editing-duration>PT01H44M19S</meta:editing-duration>
    <meta:editing-cycles>3</meta:editing-cycles>
    <meta:generator>OpenOffice.org/3.2$Win32 OpenOffice.org_project/320m12$Build-9483</meta:generator>
    <meta:document-statistic meta:object-count="24"/>
  </office:meta>
</office:document-meta>
</file>